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5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77]" office:value-type="float" office:value="845864513">
            <text:p>845,864,513</text:p>
          </table:table-cell>
          <table:table-cell table:style-name="ce2" table:formula="of:=[.L77]" office:value-type="float" office:value="4266379442">
            <text:p>4,266,379,442</text:p>
          </table:table-cell>
          <table:table-cell table:style-name="ce6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Houses_feat_set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30493369">
            <text:p>230,493,369.00</text:p>
          </table:table-cell>
          <table:table-cell office:value-type="float" office:value="1293759192">
            <text:p>1,293,759,19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596.4">
            <text:p>228,596.4000</text:p>
          </table:table-cell>
          <table:table-cell table:style-name="ce17" table:formula="of:=[.O16]/[.O32]" office:value-type="percentage" office:value="1">
            <text:p>100.00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4">
          <table:table-cell table:number-columns-repeated="3"/>
          <table:table-cell office:value-type="string">
            <text:p>Added set2 features</text:p>
          </table:table-cell>
          <table:table-cell office:value-type="string">
            <text:p>lat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lat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52287548">
            <text:p>152,287,548.00</text:p>
          </table:table-cell>
          <table:table-cell office:value-type="float" office:value="731606056">
            <text:p>731,606,056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61392.5">
            <text:p>261,392.5000</text:p>
          </table:table-cell>
          <table:table-cell table:style-name="ce17" table:formula="of:=[.O17]/[.O33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32]" office:value-type="percentage" office:value="0.714707059710874">
            <text:p>71.47%</text:p>
          </table:table-cell>
          <table:table-cell table:style-name="ce4" table:formula="of:=[.C32]" office:value-type="percentage" office:value="0.715261064442378">
            <text:p>71.53%</text:p>
          </table:table-cell>
          <table:table-cell office:value-type="string">
            <text:p>Added set1 features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/>
          <table:table-cell office:value-type="string">
            <text:p>(1.43e+03,1.91e+03]</text:p>
          </table:table-cell>
          <table:table-cell office:value-type="float" office:value="120331898">
            <text:p>120,331,898.00</text:p>
          </table:table-cell>
          <table:table-cell office:value-type="float" office:value="554699721">
            <text:p>554,699,721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25405">
            <text:p>0.4525</text:p>
          </table:table-cell>
          <table:table-cell table:style-name="ce17" table:formula="of:=[.O18]/[.O34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 table:number-columns-repeated="3"/>
          <table:table-cell office:value-type="string">
            <text:p>Removed sqft.living.cut.fctr as feature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/>
          <table:table-cell office:value-type="string">
            <text:p>(0,1.43e+03]</text:p>
          </table:table-cell>
          <table:table-cell office:value-type="float" office:value="101432524">
            <text:p>101,432,524.00</text:p>
          </table:table-cell>
          <table:table-cell office:value-type="float" office:value="471510132">
            <text:p>471,510,132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235827">
            <text:p>0.5236</text:p>
          </table:table-cell>
          <table:table-cell table:style-name="ce17" table:formula="of:=[.O19]/[.O35]" office:value-type="percentage" office:value="1">
            <text:p>100.0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K29]/[.B$12]" office:value-type="percentage" office:value="0.714707059710874">
            <text:p>71.47%</text:p>
          </table:table-cell>
          <table:table-cell table:style-name="ce5" table:formula="of:=[.L29]/[.C$12]" office:value-type="percentage" office:value="0.715261064442378">
            <text:p>71.53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floors</text:p>
          </table:table-cell>
          <table:table-cell office:value-type="float" office:value="33.09719">
            <text:p>33.10</text:p>
          </table:table-cell>
          <table:table-cell office:value-type="string">
            <text:p>floors</text:p>
          </table:table-cell>
          <table:table-cell office:value-type="float" office:value="33.09719">
            <text:p>33.10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21]/[.O37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4">
          <table:table-cell/>
          <table:table-cell table:style-name="ce5" table:formula="of:=[.B33]" office:value-type="percentage" office:value="0">
            <text:p>0.00%</text:p>
          </table:table-cell>
          <table:table-cell table:style-name="ce5" table:formula="of:=[.C33]" office:value-type="percentage" office:value="0">
            <text:p>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table:number-columns-repeated="9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inspect.data</text:span><text:span text:style-name="T2">(Console)</text:span></text:p>
          </table:table-cell>
          <table:table-cell table:style-name="ce4" office:value-type="float" office:value="144.839">
            <text:p>144.84</text:p>
          </table:table-cell>
          <table:table-cell table:style-name="ce17" table:formula="of:=[.O23]/[.O39]" office:value-type="percentage" office:value="2.32512481338192">
            <text:p>232.51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24]/[.O40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6]/[.O4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27]/[.O43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604545339">
            <text:p>604,545,339.00</text:p>
          </table:table-cell>
          <table:table-cell table:style-name="ce16" table:formula="of:=SUM([.L16:.L28])" office:value-type="float" office:value="3051575101">
            <text:p>3,051,575,101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29]/[.K45]" office:value-type="percentage" office:value="1">
            <text:p>100.00%</text:p>
          </table:table-cell>
          <table:table-cell table:style-name="ce17" table:formula="of:=[.L29]/[.L45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2">
          <table:table-cell/>
          <table:table-cell table:style-name="ce5" table:formula="of:=[.K45]/[.B$12]" office:value-type="percentage" office:value="0.714707059710874">
            <text:p>71.47%</text:p>
          </table:table-cell>
          <table:table-cell table:style-name="ce5" table:formula="of:=[.L45]/[.C$12]" office:value-type="percentage" office:value="0.715261064442378">
            <text:p>71.53%</text:p>
          </table:table-cell>
          <table:table-cell office:value-type="string">
            <text:p>Houses_feat_set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30493369">
            <text:p>230,493,369.00</text:p>
          </table:table-cell>
          <table:table-cell office:value-type="float" office:value="1293759192">
            <text:p>1,293,759,19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596.4">
            <text:p>228,596.4000</text:p>
          </table:table-cell>
          <table:table-cell table:style-name="ce17" table:formula="of:=[.O32]/[.O48]" office:value-type="percentage" office:value="0.999410661947299">
            <text:p>99.94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/>
          <table:table-cell table:number-columns-repeated="2"/>
          <table:table-cell office:value-type="string">
            <text:p>Added set1 features</text:p>
          </table:table-cell>
          <table:table-cell office:value-type="string">
            <text:p>bathroom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bathroom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52287548">
            <text:p>152,287,548.00</text:p>
          </table:table-cell>
          <table:table-cell office:value-type="float" office:value="731606056">
            <text:p>731,606,056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61392.5">
            <text:p>261,392.5000</text:p>
          </table:table-cell>
          <table:table-cell table:style-name="ce17" table:formula="of:=[.O33]/[.O49]" office:value-type="percentage" office:value="1.01197212080057">
            <text:p>101.2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 table:number-columns-repeated="3"/>
          <table:table-cell office:value-type="string">
            <text:p>Removed sqft.living.cut.fctr as feature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/>
          <table:table-cell office:value-type="string">
            <text:p>(1.43e+03,1.91e+03]</text:p>
          </table:table-cell>
          <table:table-cell office:value-type="float" office:value="120331898">
            <text:p>120,331,898.00</text:p>
          </table:table-cell>
          <table:table-cell office:value-type="float" office:value="554699721">
            <text:p>554,699,721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25405">
            <text:p>0.4525</text:p>
          </table:table-cell>
          <table:table-cell table:style-name="ce17" table:formula="of:=[.O34]/[.O50]" office:value-type="percentage" office:value="1.00142975881091">
            <text:p>100.14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formula="of:=[.K45]/[.B$12]" office:value-type="percentage" office:value="0.714707059710874">
            <text:p>71.47%</text:p>
          </table:table-cell>
          <table:table-cell table:style-name="ce5" table:formula="of:=[.L45]/[.C$12]" office:value-type="percentage" office:value="0.715261064442378">
            <text:p>71.53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/>
          <table:table-cell office:value-type="string">
            <text:p>(0,1.43e+03]</text:p>
          </table:table-cell>
          <table:table-cell office:value-type="float" office:value="101432524">
            <text:p>101,432,524.00</text:p>
          </table:table-cell>
          <table:table-cell office:value-type="float" office:value="471510132">
            <text:p>471,510,132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235827">
            <text:p>0.5236</text:p>
          </table:table-cell>
          <table:table-cell table:style-name="ce17" table:formula="of:=[.O35]/[.O51]" office:value-type="percentage" office:value="0.97863894786482">
            <text:p>97.86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2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49]" office:value-type="percentage" office:value="0.717647136947569">
            <text:p>71.76%</text:p>
          </table:table-cell>
          <table:table-cell table:style-name="ce5" table:formula="of:=[.C49]" office:value-type="percentage" office:value="0.719750302040763">
            <text:p>71.9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37]/[.O53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4">
          <table:table-cell/>
          <table:table-cell table:style-name="ce5" table:number-columns-repeated="2"/>
          <table:table-cell table:style-name="ce8"/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table:number-columns-repeated="9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62.293">
            <text:p>62.29</text:p>
          </table:table-cell>
          <table:table-cell table:style-name="ce17" table:formula="of:=[.O39]/[.O55]" office:value-type="percentage" office:value="1.11564223798266">
            <text:p>111.56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40]/[.O56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42]/[.O58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43]/[.O59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:.K44])" office:value-type="float" office:value="604545339">
            <text:p>604,545,339.00</text:p>
          </table:table-cell>
          <table:table-cell table:style-name="ce16" table:formula="of:=SUM([.L32:.L44])" office:value-type="float" office:value="3051575101">
            <text:p>3,051,575,101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45]/[.K61]" office:value-type="percentage" office:value="0.995903171509607">
            <text:p>99.59%</text:p>
          </table:table-cell>
          <table:table-cell table:style-name="ce17" table:formula="of:=[.L45]/[.L61]" office:value-type="percentage" office:value="0.993762784696782">
            <text:p>99.3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sqft_living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27803635">
            <text:p>227,803,635.00</text:p>
          </table:table-cell>
          <table:table-cell office:value-type="float" office:value="1281584175">
            <text:p>1,281,584,17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731.2">
            <text:p>228,731.2000</text:p>
          </table:table-cell>
          <table:table-cell table:style-name="ce17" table:formula="of:=[.O48]/[.O64]" office:value-type="percentage" office:value="0.73377839514688">
            <text:p>73.38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2">
          <table:table-cell/>
          <table:table-cell table:style-name="ce5" table:formula="of:=[.K61]/[.B$12]" office:value-type="percentage" office:value="0.717647136947569">
            <text:p>71.76%</text:p>
          </table:table-cell>
          <table:table-cell table:style-name="ce5" table:formula="of:=[.L61]/[.C$12]" office:value-type="percentage" office:value="0.719750302040763">
            <text:p>71.98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46319371">
            <text:p>146,319,371.00</text:p>
          </table:table-cell>
          <table:table-cell office:value-type="float" office:value="708146315">
            <text:p>708,146,315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58300.1">
            <text:p>258,300.1000</text:p>
          </table:table-cell>
          <table:table-cell table:style-name="ce17" table:formula="of:=[.O49]/[.O65]" office:value-type="percentage" office:value="0.683233824055323">
            <text:p>68.3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/>
          <table:table-cell office:value-type="string">
            <text:p>(1.43e+03,1.91e+03]</text:p>
          </table:table-cell>
          <table:table-cell office:value-type="float" office:value="124631725">
            <text:p>124,631,725.00</text:p>
          </table:table-cell>
          <table:table-cell office:value-type="float" office:value="583493872">
            <text:p>583,493,872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18944">
            <text:p>0.4519</text:p>
          </table:table-cell>
          <table:table-cell table:style-name="ce17" table:formula="of:=[.O50]/[.O66]" office:value-type="percentage" office:value="-25.1488077681228">
            <text:p>-2514.88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65]" office:value-type="percentage" office:value="1">
            <text:p>100.00%</text:p>
          </table:table-cell>
          <table:table-cell table:style-name="ce5" table:formula="of:=[.C65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/>
          <table:table-cell office:value-type="string">
            <text:p>(0,1.43e+03]</text:p>
          </table:table-cell>
          <table:table-cell office:value-type="float" office:value="108277515">
            <text:p>108,277,515.00</text:p>
          </table:table-cell>
          <table:table-cell office:value-type="float" office:value="497503530">
            <text:p>497,503,53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350111">
            <text:p>0.5350</text:p>
          </table:table-cell>
          <table:table-cell table:style-name="ce17" table:formula="of:=[.O51]/[.O67]" office:value-type="percentage" office:value="723.25117775969">
            <text:p>72325.1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5">
          <table:table-cell/>
          <table:table-cell table:style-name="ce5" table:number-columns-repeated="2"/>
          <table:table-cell table:style-name="ce9"/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5">
          <table:table-cell/>
          <table:table-cell table:style-name="ce5" table:number-columns-repeated="2"/>
          <table:table-cell table:style-name="ce8"/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53]/[.O69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55.836">
            <text:p>55.84</text:p>
          </table:table-cell>
          <table:table-cell table:style-name="ce17" table:formula="of:=[.O55]/[.O71]" office:value-type="percentage" office:value="1.0692045498066">
            <text:p>106.92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56]/[.O7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58]/[.O74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59]/[.O75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8:.K60])" office:value-type="float" office:value="607032246">
            <text:p>607,032,246.00</text:p>
          </table:table-cell>
          <table:table-cell table:style-name="ce16" table:formula="of:=SUM([.L48:.L60])" office:value-type="float" office:value="3070727892">
            <text:p>3,070,727,89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61]/[.K77]" office:value-type="percentage" office:value="0.717647136947569">
            <text:p>71.76%</text:p>
          </table:table-cell>
          <table:table-cell table:style-name="ce17" table:formula="of:=[.L61]/[.L77]" office:value-type="percentage" office:value="0.719750302040763">
            <text:p>71.9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845864513">
            <text:p>845,864,513.00</text:p>
          </table:table-cell>
          <table:table-cell office:value-type="float" office:value="4266379442">
            <text:p>4,266,379,44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11717">
            <text:p>311,717.0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/>
          <table:table-cell table:style-name="ce5" table:formula="of:=[.K77]/[.B12]" office:value-type="percentage" office:value="1">
            <text:p>100.00%</text:p>
          </table:table-cell>
          <table:table-cell table:style-name="ce5" table:formula="of:=[.L77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78055.2">
            <text:p>378,055.2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-0.01796882">
            <text:p>-0.018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7397307">
            <text:p>0.0007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52.222">
            <text:p>52.2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64:.K76])" office:value-type="float" office:value="845864513">
            <text:p>845,864,513.00</text:p>
          </table:table-cell>
          <table:table-cell table:style-name="ce16" table:formula="of:=SUM([.L64:.L76])" office:value-type="float" office:value="4266379442">
            <text:p>4,266,379,44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497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27803635">
            <text:p>2278036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46319371">
            <text:p>14631937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4631725">
            <text:p>12463172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8277515">
            <text:p>10827751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81584175">
            <text:p>1281584175</text:p>
          </table:table-cell>
          <table:table-cell table:number-columns-repeated="8"/>
          <table:table-cell office:value-type="float" office:value="227803635">
            <text:p>22780363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08146315">
            <text:p>708146315</text:p>
          </table:table-cell>
          <table:table-cell table:number-columns-repeated="8"/>
          <table:table-cell office:value-type="float" office:value="146319371">
            <text:p>146319371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83493872">
            <text:p>583493872</text:p>
          </table:table-cell>
          <table:table-cell table:number-columns-repeated="8"/>
          <table:table-cell office:value-type="float" office:value="124631725">
            <text:p>12463172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97503530">
            <text:p>497503530</text:p>
          </table:table-cell>
          <table:table-cell table:number-columns-repeated="8"/>
          <table:table-cell office:value-type="float" office:value="108277515">
            <text:p>10827751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.x</text:p>
          </table:table-cell>
          <table:table-cell office:value-type="string">
            <text:p>All.X__rcv_glmnet.imp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bathrooms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 table:number-columns-repeated="13"/>
          <table:table-cell office:value-type="float" office:value="85.67056">
            <text:p>85.67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 table:number-columns-repeated="13"/>
          <table:table-cell office:value-type="float" office:value="85.29348">
            <text:p>85.29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 table:number-columns-repeated="13"/>
          <table:table-cell office:value-type="float" office:value="84.80832">
            <text:p>84.8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table:number-columns-repeated="13"/>
          <table:table-cell office:value-type="float" office:value="83.80678">
            <text:p>83.8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table:number-columns-repeated="13"/>
          <table:table-cell office:value-type="float" office:value="76.26484">
            <text:p>76.26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30493369">
            <text:p>2304933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52287548">
            <text:p>15228754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0331898">
            <text:p>12033189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1432524">
            <text:p>10143252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93759192">
            <text:p>1293759192</text:p>
          </table:table-cell>
          <table:table-cell table:number-columns-repeated="8"/>
          <table:table-cell office:value-type="float" office:value="230493369">
            <text:p>230493369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31606056">
            <text:p>731606056</text:p>
          </table:table-cell>
          <table:table-cell table:number-columns-repeated="8"/>
          <table:table-cell office:value-type="float" office:value="152287548">
            <text:p>15228754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54699721">
            <text:p>554699721</text:p>
          </table:table-cell>
          <table:table-cell table:number-columns-repeated="8"/>
          <table:table-cell office:value-type="float" office:value="120331898">
            <text:p>12033189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71510132">
            <text:p>471510132</text:p>
          </table:table-cell>
          <table:table-cell table:number-columns-repeated="8"/>
          <table:table-cell office:value-type="float" office:value="101432524">
            <text:p>101432524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lat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 table:number-columns-repeated="13"/>
          <table:table-cell office:value-type="float" office:value="44.36791">
            <text:p>44.37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 table:number-columns-repeated="13"/>
          <table:table-cell office:value-type="float" office:value="37.21664">
            <text:p>37.22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 table:number-columns-repeated="13"/>
          <table:table-cell office:value-type="float" office:value="34.9219">
            <text:p>34.92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loors</text:p>
          </table:table-cell>
          <table:table-cell office:value-type="float" office:value="33.09719">
            <text:p>33.1</text:p>
          </table:table-cell>
          <table:table-cell table:number-columns-repeated="13"/>
          <table:table-cell office:value-type="float" office:value="33.09719">
            <text:p>33.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table:number-columns-repeated="13"/>
          <table:table-cell office:value-type="float" office:value="31.92135">
            <text:p>31.92</text:p>
          </table:table-cell>
          <table:table-cell table:number-columns-repeated="4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4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4" office:value-type="string">
            <text:p>opt.prob.threshold.fit:glb_sel_mdl</text:p>
          </table:table-cell>
        </table:table-row>
        <table:table-row table:style-name="ro1">
          <table:table-cell/>
          <table:table-cell table:style-name="ce4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>
            <text:p>min.RMSE.OOB:glb_sel_mdl</text:p>
          </table:table-cell>
        </table:table-row>
        <table:table-row table:style-name="ro1">
          <table:table-cell/>
          <table:table-cell table:style-name="ce4" office:value-type="string">
            <text:p>min.RMSE.fit:glb_fin_mdl</text:p>
          </table:table-cell>
        </table:table-row>
        <table:table-row table:style-name="ro1">
          <table:table-cell/>
          <table:table-cell table:style-name="ce4" office:value-type="string">
            <text:p>max.R.sq.OOB:glb_sel_mdl</text:p>
          </table:table-cell>
        </table:table-row>
        <table:table-row table:style-name="ro1">
          <table:table-cell/>
          <table:table-cell table:style-name="ce4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21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4T21:10:12</dc:date>
    <dc:creator>Balaji Iyengar</dc:creator>
    <meta:editing-duration>PT1693H18M51S</meta:editing-duration>
    <meta:editing-cycles>490</meta:editing-cycles>
    <meta:document-statistic meta:table-count="3" meta:cell-count="689" meta:object-count="0"/>
    <meta:user-defined meta:name=""/>
  </office:meta>
</office:document-meta>
</file>